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3a7e" officeooo:paragraph-rsid="00133a7e"/>
    </style:style>
    <style:style style:name="P2" style:family="paragraph" style:parent-style-name="Standard">
      <style:text-properties officeooo:rsid="00170ddb" officeooo:paragraph-rsid="00170ddb"/>
    </style:style>
    <style:style style:name="P3" style:family="paragraph" style:parent-style-name="Standard" style:list-style-name="L1" style:master-page-name="">
      <loext:graphic-properties draw:fill="none"/>
      <style:paragraph-properties fo:margin-left="1.3752in" fo:margin-right="0in" fo:text-indent="-0.3752in" style:auto-text-indent="false" style:page-number="auto" fo:background-color="transparent"/>
      <style:text-properties officeooo:paragraph-rsid="00133a7e"/>
    </style:style>
    <style:style style:name="P4" style:family="paragraph" style:parent-style-name="Standard" style:list-style-name="L1">
      <loext:graphic-properties draw:fill="none"/>
      <style:paragraph-properties fo:margin-left="1.3752in" fo:margin-right="0in" fo:text-indent="-0.3752in" style:auto-text-indent="false" fo:background-color="transparent"/>
      <style:text-properties officeooo:rsid="00133a7e" officeooo:paragraph-rsid="00133a7e"/>
    </style:style>
    <style:style style:name="P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33a7e" officeooo:paragraph-rsid="00133a7e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3a7e" officeooo:paragraph-rsid="00133a7e"/>
    </style:style>
    <style:style style:name="P7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/>
      <style:text-properties officeooo:rsid="00158d07" officeooo:paragraph-rsid="00158d07"/>
    </style:style>
    <style:style style:name="P8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/>
      <style:text-properties officeooo:paragraph-rsid="00158d07"/>
    </style:style>
    <style:style style:name="P9" style:family="paragraph" style:parent-style-name="Standard" style:list-style-name="L2" style:master-page-name="">
      <loext:graphic-properties draw:fill="none"/>
      <style:paragraph-properties fo:margin-left="0.8118in" fo:margin-right="0in" fo:text-indent="-0.4366in" style:auto-text-indent="false" style:page-number="auto" fo:background-color="transparent"/>
      <style:text-properties officeooo:paragraph-rsid="00133a7e"/>
    </style:style>
    <style:style style:name="P10" style:family="paragraph" style:parent-style-name="Standard" style:list-style-name="L2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officeooo:rsid="00133a7e" officeooo:paragraph-rsid="00133a7e"/>
    </style:style>
    <style:style style:name="P11" style:family="paragraph" style:parent-style-name="Standard">
      <loext:graphic-properties draw:fill="none"/>
      <style:paragraph-properties fo:margin-left="0.5in" fo:margin-right="0in" fo:text-indent="-0.1252in" style:auto-text-indent="false" fo:background-color="transparent"/>
      <style:text-properties officeooo:rsid="00133a7e" officeooo:paragraph-rsid="00133a7e"/>
    </style:style>
    <style:style style:name="P12" style:family="paragraph" style:parent-style-name="Standard" style:list-style-name="L3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33a7e" officeooo:paragraph-rsid="00133a7e"/>
    </style:style>
    <style:style style:name="P13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officeooo:rsid="00133a7e" officeooo:paragraph-rsid="00133a7e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33a7e" officeooo:paragraph-rsid="00133a7e"/>
    </style:style>
    <style:style style:name="P15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officeooo:rsid="0014adf5" officeooo:paragraph-rsid="0014adf5"/>
    </style:style>
    <style:style style:name="P16" style:family="paragraph" style:parent-style-name="Text_20_body">
      <style:text-properties officeooo:rsid="00170ddb" officeooo:paragraph-rsid="00170ddb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align="center" fo:text-indent="0in"/>
    </style:style>
    <style:style style:name="P1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indent="0in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3a7e"/>
    </style:style>
    <style:style style:name="T2" style:family="text">
      <style:text-properties officeooo:rsid="0014adf5"/>
    </style:style>
    <style:style style:name="T3" style:family="text">
      <style:text-properties officeooo:rsid="00158d07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4161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247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3457in" fo:min-width="0.50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1272in" fo:min-width="0.62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2646in" fo:min-width="0.4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2854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3709in" fo:min-width="0.57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3484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259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3484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3484in" fo:min-width="1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1547in" fo:min-width="0.59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2244in" fo:min-width="0.41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e char count code refactoring</text:p>
      <text:p text:style-name="P1"/>
      <text:h text:style-name="Heading_20_1" text:outline-level="1">Specifications</text:h>
      <text:p text:style-name="P16">The program has an input file of any text extension (eg.: .txt,.doc,.pdf) and reads this file. After it makes statistics (how many letters, spaces,nl) and displays it graphically and responsibly, to the ratio of the terminal window it is executed from. </text:p>
      <text:p text:style-name="P2"/>
      <text:h text:style-name="Heading_20_1" text:outline-level="1">used functions: </text:h>
      <text:list xml:id="list761320249947653728" text:style-name="L1">
        <text:list-item>
          <text:p text:style-name="P3"><text:span text:style-name="T1">ifspace() → 1 (mod needed)</text:span></text:p>
        </text:list-item>
        <text:list-item>
          <text:p text:style-name="P4">ifnl() →<text:span text:style-name="T2"> 1 (mod needed)</text:span></text:p>
        </text:list-item>
        <text:list-item>
          <text:p text:style-name="P4">letternumsumarrayfiller() →<text:span text:style-name="T2"> 1</text:span></text:p>
        </text:list-item>
        <text:list-item>
          <text:p text:style-name="P4">qerror() →<text:span text:style-name="T2"> 2 (needs extra error handling)</text:span></text:p>
        </text:list-item>
        <text:list-item>
          <text:p text:style-name="P4">avrcalc() ? <text:span text:style-name="T2">(trash totally?)</text:span></text:p>
        </text:list-item>
        <text:list-item>
          <text:p text:style-name="P4">term_win_size() →<text:span text:style-name="T2"> 3</text:span></text:p>
        </text:list-item>
        <text:list-item>
          <text:p text:style-name="P4">display_size() →<text:span text:style-name="T2"> 3</text:span></text:p>
        </text:list-item>
        <text:list-item>
          <text:p text:style-name="P4">make_graph() →<text:span text:style-name="T2"> 4</text:span></text:p>
        </text:list-item>
      </text:list>
      <text:p text:style-name="P5"/>
      <text:h text:style-name="Heading_20_1" text:outline-level="1">new: </text:h>
      <text:list xml:id="list1997362958519665115" text:style-name="L2">
        <text:list-item>
          <text:p text:style-name="P9"><text:span text:style-name="T1">start_of_word() <text:s/>→ put code from main → 1</text:span></text:p>
        </text:list-item>
        <text:list-item>
          <text:p text:style-name="P10">end_of_word() → put code from main →<text:span text:style-name="T2"> 1</text:span></text:p>
        </text:list-item>
      </text:list>
      <text:p text:style-name="P11"/>
      <text:h text:style-name="Heading_20_1" text:outline-level="1">groups:</text:h>
      <text:list xml:id="list7688247746606747792" text:style-name="L3">
        <text:list-item>
          <text:p text:style-name="P12"><text:span text:style-name="T2">1: </text:span>statistics (char_stat.c)</text:p>
        </text:list-item>
        <text:list-item>
          <text:p text:style-name="P13"><text:span text:style-name="T2">2: </text:span>error handling (error_h.c)</text:p>
        </text:list-item>
        <text:list-item>
          <text:p text:style-name="P13"><text:span text:style-name="T2">3: </text:span>window_size (win_size.c)</text:p>
        </text:list-item>
        <text:list-item>
          <text:p text:style-name="P13"><text:span text:style-name="T2">4: </text:span>graph_making (graph_creat.c)</text:p>
        </text:list-item>
        <text:list-item>
          <text:p text:style-name="P15">5: main (filecharcount.c)</text:p>
        </text:list-item>
      </text:list>
      <text:p text:style-name="P14"/>
      <text:p text:style-name="P6">header → filecch.h</text:p>
      <text:p text:style-name="P6">#ifndef filecch.h</text:p>
      <text:p text:style-name="P6">#define filecch.h</text:p>
      <text:p text:style-name="P6">#include &lt;*&gt;</text:p>
      <text:p text:style-name="P6">#defines</text:p>
      <text:p text:style-name="P6">functions</text:p>
      <text:p text:style-name="P6"/>
      <text:h text:style-name="Heading_20_1" text:outline-level="1">questions:</text:h>
      <text:list xml:id="list3300815432154358049" text:style-name="L4">
        <text:list-item>
          <text:p text:style-name="P8"><text:span text:style-name="T3">avrcalc trash?</text:span></text:p>
        </text:list-item>
        <text:list-item>
          <text:p text:style-name="P7">Only include headers in .c files they are used?</text:p>
        </text:list-item>
        <text:list-item>
          <text:p text:style-name="P7"><draw:g text:anchor-type="paragraph" draw:z-index="0" draw:style-name="gr1"><draw:line draw:style-name="gr2" draw:text-style-name="P17" svg:x1="3.5358in" svg:y1="0.9949in" svg:x2="3.5358in" svg:y2="1.3972in"><text:p/></draw:line><draw:custom-shape draw:style-name="gr3" draw:text-style-name="P19" svg:width="1.5004in" svg:height="1.0287in" svg:x="2.7854in" svg:y="1.4421in"><text:p text:style-name="P18"><text:span text:style-name="T4">Is there</text:span><text:span text:style-name="T4"><text:line-break/></text:span><text:span text:style-name="T4"> an error opening</text:span><text:span text:style-name="T4"><text:line-break/></text:span><text:span text:style-name="T4"> the file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4" draw:text-style-name="P21" svg:width="0.3642in" svg:height="0.387in" svg:x="4.3717in" svg:y="1.6209in"><draw:text-box><text:p text:style-name="P20"><text:span text:style-name="T5">Y</text:span></text:p></draw:text-box></draw:frame><draw:custom-shape draw:style-name="gr5" draw:text-style-name="P19" svg:width="0.7504in" svg:height="0.4921in" svg:x="3.1689in" svg:y="0.4583in"><text:p text:style-name="P18"><text:span text:style-name="T4">Tx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9" svg:width="1.3004in" svg:height="0.3579in" svg:x="4.7354in" svg:y="1.8in"><text:p text:style-name="P18"><text:span text:style-name="T4">Print erro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7" draw:text-style-name="P19" svg:width="0.6504in" svg:height="0.4024in" svg:x="5.1354in" svg:y="0.9055in"><text:p text:style-name="P18"><text:span text:style-name="T4">Ex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8" draw:text-style-name="P21" svg:width="0.4004in" svg:height="0.387in" svg:x="3.6854in" svg:y="2.4894in"><draw:text-box><text:p text:style-name="P20"><text:span text:style-name="T5">N</text:span></text:p></draw:text-box></draw:frame><draw:custom-shape draw:style-name="gr9" draw:text-style-name="P19" xml:id="id2" draw:id="id2" svg:width="1.5504in" svg:height="0.9394in" svg:x="2.7354in" svg:y="2.9626in"><text:p text:style-name="P18"><text:span text:style-name="T4">Is there an </text:span><text:span text:style-name="T4"><text:line-break/></text:span><text:span text:style-name="T4">error in the fil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0" draw:text-style-name="P17" xml:id="id1" draw:id="id1" svg:x1="5.4358in" svg:y1="3.4543in" svg:x2="5.4358in" svg:y2="2.2024in"><text:p/></draw:line><draw:connector draw:style-name="gr11" draw:text-style-name="P22" svg:x1="5.4354in" svg:y1="3.4547in" svg:x2="4.2854in" svg:y2="3.4319in" draw:start-shape="id1" draw:start-glue-point="2" draw:end-shape="id2" draw:end-glue-point="7" svg:d="M13806 8775h-1533v-58h-1388" svg:viewBox="0 0 2923 60"><text:p/></draw:connector><draw:custom-shape draw:style-name="gr12" draw:text-style-name="P19" svg:width="1.3504in" svg:height="0.4476in" svg:x="2.8854in" svg:y="4.4827in"><text:p text:style-name="P18"><text:span text:style-name="T4">Getting statistics</text:span></text:p><draw:enhanced-geometry svg:viewBox="0 0 21600 21600" draw:type="rectangle" draw:enhanced-path="M 0 0 L 21600 0 21600 21600 0 21600 0 0 Z N"/></draw:custom-shape><draw:frame draw:style-name="gr13" draw:text-style-name="P21" svg:width="0.3776in" svg:height="0.387in" svg:x="3.4583in" svg:y="3.9457in"><draw:text-box><text:p text:style-name="P20"><text:span text:style-name="T5">N</text:span></text:p></draw:text-box></draw:frame><draw:custom-shape draw:style-name="gr14" draw:text-style-name="P19" svg:width="1.3504in" svg:height="0.4476in" svg:x="2.7854in" svg:y="5.511in"><text:p text:style-name="P18"><text:span text:style-name="T4">Get window size</text:span></text:p><draw:enhanced-geometry svg:viewBox="0 0 21600 21600" draw:type="rectangle" draw:enhanced-path="M 0 0 L 21600 0 21600 21600 0 21600 0 0 Z N"/></draw:custom-shape><draw:custom-shape draw:style-name="gr15" draw:text-style-name="P19" svg:width="1.2004in" svg:height="0.4476in" svg:x="0.9354in" svg:y="5.511in"><text:p text:style-name="P18"><text:span text:style-name="T4">Make graph</text:span></text:p><draw:enhanced-geometry svg:viewBox="0 0 21600 21600" draw:type="rectangle" draw:enhanced-path="M 0 0 L 21600 0 21600 21600 0 21600 0 0 Z N"/></draw:custom-shape><draw:custom-shape draw:style-name="gr16" draw:text-style-name="P19" svg:width="1.2504in" svg:height="0.4024in" svg:x="0.9854in" svg:y="4.6618in"><text:p text:style-name="P18"><text:span text:style-name="T4">Print graph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17" draw:text-style-name="P19" svg:width="0.6504in" svg:height="0.3579in" svg:x="1.3854in" svg:y="3.9012in"><text:p text:style-name="P18"><text:span text:style-name="T4">Ex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17" svg:x1="4.3858in" svg:y1="1.9343in" svg:x2="4.8358in" svg:y2="1.9343in"><text:p/></draw:line><draw:line draw:style-name="gr19" draw:text-style-name="P17" svg:x1="5.4858in" svg:y1="1.7551in" svg:x2="5.4858in" svg:y2="1.3528in"><text:p/></draw:line><draw:line draw:style-name="gr20" draw:text-style-name="P17" svg:x1="3.5358in" svg:y1="2.5157in" svg:x2="3.5358in" svg:y2="2.9181in"><text:p/></draw:line><draw:line draw:style-name="gr21" draw:text-style-name="P17" svg:x1="3.4858in" svg:y1="3.9913in" svg:x2="3.4858in" svg:y2="4.3937in"><text:p/></draw:line><draw:line draw:style-name="gr22" draw:text-style-name="P17" svg:x1="3.4858in" svg:y1="5.0197in" svg:x2="3.4858in" svg:y2="5.422in"><text:p/></draw:line><draw:line draw:style-name="gr23" draw:text-style-name="P17" svg:x1="2.6858in" svg:y1="5.735in" svg:x2="2.2358in" svg:y2="5.735in"><text:p/></draw:line><draw:line draw:style-name="gr24" draw:text-style-name="P17" svg:x1="1.6358in" svg:y1="5.4665in" svg:x2="1.6358in" svg:y2="5.0642in"><text:p/></draw:line><draw:line draw:style-name="gr25" draw:text-style-name="P17" svg:x1="1.6858in" svg:y1="4.6618in" svg:x2="1.6858in" svg:y2="4.2594in"><text:p/></draw:line></draw:g><text:soft-page-break/>Does c have string length function? → for display siz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5:40:17.364707319</meta:creation-date>
    <dc:date>2016-03-09T18:26:14.214876952</dc:date>
    <meta:editing-duration>PT1H30M10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2" meta:paragraph-count="31" meta:word-count="167" meta:character-count="969" meta:non-whitespace-character-count="847"/>
  </office:meta>
</office:document-meta>
</file>